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.812cm" fo:min-width="2.506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538cm" fo:min-width="4.696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9cm" fo:min-width="5.25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38cm" fo:min-width="2.964cm"/>
      <style:paragraph-properties style:writing-mode="lr-tb"/>
    </style:style>
    <style:style style:name="gr5" style:family="graphic" style:parent-style-name="objectwithoutfill">
      <style:graphic-properties draw:marker-end="Arrowheads_20_8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draw:stroke="none" draw:fill="none" fo:min-height="5.293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166cm" fo:min-width="4.06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65cm" fo:min-width="2.5cm"/>
      <style:paragraph-properties style:writing-mode="lr-tb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694cm" fo:min-width="2.33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126cm" fo:min-width="3cm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gr16" style:family="graphic" style:parent-style-name="objectwithoutfill">
      <style:graphic-properties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end="Arrowheads_20_14" draw:marker-end-width="0.3cm" draw:fill="none" draw:textarea-vertical-align="middle"/>
    </style:style>
    <style:style style:name="gr18" style:family="graphic" style:parent-style-name="objectwithoutfill">
      <style:graphic-properties draw:marker-end="Arrowheads_20_15" draw:marker-end-width="0.3cm" draw:fill="none" draw:textarea-vertical-align="middle"/>
    </style:style>
    <style:style style:name="gr19" style:family="graphic" style:parent-style-name="objectwithoutfill">
      <style:graphic-properties draw:marker-end="Arrowheads_20_16" draw:marker-end-width="0.3cm" draw:fill="none" draw:textarea-vertical-align="middle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objectwithoutfill">
      <style:graphic-properties draw:marker-end="Arrowheads_20_18" draw:marker-end-width="0.3cm" draw:fill="none" draw:textarea-vertical-align="middle"/>
    </style:style>
    <style:style style:name="gr22" style:family="graphic" style:parent-style-name="objectwithoutfill">
      <style:graphic-properties draw:marker-end="Arrowheads_20_20" draw:marker-end-width="0.3cm" draw:fill="none" draw:textarea-vertical-align="middle"/>
    </style:style>
    <style:style style:name="gr23" style:family="graphic" style:parent-style-name="objectwithoutfill">
      <style:graphic-properties draw:marker-end="Arrowheads_20_21" draw:marker-end-width="0.3cm" draw:fill="none" draw:textarea-vertical-align="middle"/>
    </style:style>
    <style:style style:name="gr24" style:family="graphic" style:parent-style-name="objectwithoutfill">
      <style:graphic-properties draw:marker-end="Arrowheads_20_22" draw:marker-end-width="0.3cm" draw:fill="none" draw:textarea-vertical-align="middle"/>
    </style:style>
    <style:style style:name="gr25" style:family="graphic" style:parent-style-name="objectwithoutfill">
      <style:graphic-properties draw:marker-end="Arrowheads_20_23" draw:marker-end-width="0.3cm" draw:fill="none" draw:textarea-vertical-align="middle"/>
    </style:style>
    <style:style style:name="gr26" style:family="graphic" style:parent-style-name="objectwithoutfill">
      <style:graphic-properties draw:marker-end="Arrowheads_20_24" draw:marker-end-width="0.3cm" draw:fill="none" draw:textarea-vertical-align="middle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9cm" fo:min-width="5.75cm"/>
      <style:paragraph-properties style:writing-mode="lr-tb"/>
    </style:style>
    <style:style style:name="gr28" style:family="graphic" style:parent-style-name="standard">
      <style:graphic-properties draw:stroke="none" draw:fill="none" fo:min-height="6.469cm"/>
      <style:paragraph-properties style:writing-mode="lr-tb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552cm" fo:min-width="3.904cm"/>
      <style:paragraph-properties style:writing-mode="lr-tb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166cm" fo:min-width="4.171cm"/>
      <style:paragraph-properties style:writing-mode="lr-tb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1.126cm" fo:min-width="3.376cm"/>
      <style:paragraph-properties style:writing-mode="lr-tb"/>
    </style:style>
    <style:style style:name="gr32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65cm" fo:min-width="4.75cm"/>
      <style:paragraph-properties style:writing-mode="lr-tb"/>
    </style:style>
    <style:style style:name="gr35" style:family="graphic" style:parent-style-name="objectwithoutfill">
      <style:graphic-properties draw:marker-end="Arrowheads_20_25" draw:marker-end-width="0.3cm" draw:fill="none" draw:textarea-vertical-align="middle"/>
    </style:style>
    <style:style style:name="gr36" style:family="graphic" style:parent-style-name="objectwithoutfill">
      <style:graphic-properties draw:marker-end="Arrowheads_20_26" draw:marker-end-width="0.3cm" draw:fill="none" draw:textarea-vertical-align="middle"/>
    </style:style>
    <style:style style:name="gr37" style:family="graphic" style:parent-style-name="objectwithoutfill">
      <style:graphic-properties draw:marker-end="Arrowheads_20_27" draw:marker-end-width="0.3cm" draw:fill="none" draw:textarea-vertical-align="middle"/>
      <style:paragraph-properties style:writing-mode="lr-tb"/>
    </style:style>
    <style:style style:name="gr38" style:family="graphic" style:parent-style-name="objectwithoutfill">
      <style:graphic-properties draw:marker-end="Arrowheads_20_28" draw:marker-end-width="0.3cm" draw:fill="none" draw:textarea-vertical-align="middle"/>
    </style:style>
    <style:style style:name="gr39" style:family="graphic" style:parent-style-name="objectwithoutfill">
      <style:graphic-properties draw:marker-end="Arrowheads_20_29" draw:marker-end-width="0.3cm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31" draw:marker-end-width="0.3cm" draw:fill="none" draw:textarea-vertical-align="middle"/>
    </style:style>
    <style:style style:name="gr42" style:family="graphic" style:parent-style-name="objectwithoutfill">
      <style:graphic-properties draw:marker-end="Arrowheads_20_32" draw:marker-end-width="0.3cm" draw:fill="none" draw:textarea-vertical-align="middle"/>
    </style:style>
    <style:style style:name="gr43" style:family="graphic" style:parent-style-name="objectwithoutfill">
      <style:graphic-properties draw:marker-end="Arrowheads_20_33" draw:marker-end-width="0.3cm" draw:fill="none" draw:textarea-vertical-align="middle"/>
    </style:style>
    <style:style style:name="gr44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Droid Sans Devanagari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25cm" svg:height="1.5cm" svg:x="4.325cm" svg:y="2.25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8.25cm" svg:height="1.25cm" svg:x="2.325cm" svg:y="4.8cm">
          <text:p text:style-name="P1">P[1...n]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0" draw:id="id10" draw:layer="layout" svg:width="5.75cm" svg:height="1.15cm" svg:x="3.575cm" svg:y="19.9cm">
          <text:p text:style-name="P1">prohoď P[i] a P[m]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5.5cm" svg:height="1.25cm" svg:x="3.7cm" svg:y="24.3cm">
          <text:p text:style-name="P1">výstup(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4.25cm" svg:height="1.5cm" svg:x="4.325cm" svg:y="26.5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6.45cm" svg:y1="25.55cm" svg:x2="6.45cm" svg:y2="26.5cm" draw:start-shape="id1" draw:start-glue-point="8" draw:end-shape="id2" draw:end-glue-point="4" svg:d="M6450 25550v950" svg:viewBox="0 0 1 951">
          <text:p/>
        </draw:connector>
        <draw:frame draw:style-name="gr6" draw:text-style-name="P4" draw:layer="layout" svg:width="8.25cm" svg:height="2cm" svg:x="12.25cm" svg:y="1.75cm">
          <draw:text-box>
            <text:p>Selectionsort (Třídění přímým výběrem)</text:p>
          </draw:text-box>
        </draw:frame>
        <draw:frame draw:style-name="gr7" draw:text-style-name="P5" draw:layer="layout" svg:width="9.25cm" svg:height="5.543cm" svg:x="10.3cm" svg:y="22.8cm">
          <draw:text-box>
            <text:p><text:span text:style-name="T1">Vstup: Pole P [1 . . . n]</text:span></text:p>
            <text:p><text:span text:style-name="T1">1. Pro i = 1, . . . , n − 1:</text:span></text:p>
            <text:p><text:span text:style-name="T1">2. <text:s text:c="4"/>m←i <text:s/>(index nejmenšího dosud </text:span></text:p>
            <text:p><text:span text:style-name="T1"><text:s text:c="18"/></text:span><text:span text:style-name="T1">nalezeného prvku)</text:span></text:p>
            <text:p><text:span text:style-name="T1">3. <text:s text:c="4"/>Pro j = i + 1, . . . , n:</text:span></text:p>
            <text:p><text:span text:style-name="T1">4. <text:s text:c="8"/>Pokud je P [j] &lt; P [m]: m ← j</text:span></text:p>
            <text:p><text:span text:style-name="T1">5. <text:s text:c="4"/>Prohodíme prvky P [i] a P [m].</text:span></text:p>
            <text:p><text:span text:style-name="T1"/></text:p>
            <text:p><text:span text:style-name="T1">Výstup: Setříděné pole P</text:span></text:p>
          </draw:text-box>
        </draw:frame>
        <draw:custom-shape draw:style-name="gr8" draw:text-style-name="P2" xml:id="id5" draw:id="id5" draw:layer="layout" svg:width="7.25cm" svg:height="2.25cm" svg:x="2.825cm" svg:y="6.725cm">
          <text:p text:style-name="P1">pro i:=1,…,n-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xml:id="id6" draw:id="id6" draw:layer="layout" svg:width="3cm" svg:height="0.9cm" svg:x="4.95cm" svg:y="9.825cm">
          <text:p text:style-name="P1">m := i</text:p>
          <draw:enhanced-geometry svg:viewBox="0 0 21600 21600" draw:type="rectangle" draw:enhanced-path="M 0 0 L 21600 0 21600 21600 0 21600 0 0 Z N"/>
        </draw:custom-shape>
        <draw:custom-shape draw:style-name="gr8" draw:text-style-name="P2" xml:id="id7" draw:id="id7" draw:layer="layout" svg:width="7.25cm" svg:height="2.25cm" svg:x="2.825cm" svg:y="11.575cm">
          <text:p text:style-name="P1">pro j:=i+1,…,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xml:id="id9" draw:id="id9" draw:layer="layout" svg:width="4.5cm" svg:height="1.5cm" svg:x="4.2cm" svg:y="17.9cm">
          <text:p text:style-name="P1">konec pr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2" xml:id="id8" draw:id="id8" draw:layer="layout" svg:width="7cm" svg:height="2.75cm" svg:x="2.95cm" svg:y="14.35cm">
          <text:p text:style-name="P1">P[j] &lt; P[m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2" draw:id="id12" draw:layer="layout" svg:width="3cm" svg:height="0.9cm" svg:x="10.75cm" svg:y="15.275cm">
          <text:p text:style-name="P1">m := j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4.5cm" svg:height="1.5cm" svg:x="4.2cm" svg:y="21.75cm">
          <text:p text:style-name="P1">konec pr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3" draw:layer="layout" svg:x1="6.45cm" svg:y1="3.75cm" svg:x2="6.45cm" svg:y2="4.8cm" draw:start-shape="id3" draw:start-glue-point="8" draw:end-shape="id4" draw:end-glue-point="5" svg:d="M6450 3750v1050" svg:viewBox="0 0 1 1051">
          <text:p/>
        </draw:connector>
        <draw:connector draw:style-name="gr13" draw:text-style-name="P3" draw:layer="layout" svg:x1="6.45cm" svg:y1="6.05cm" svg:x2="6.45cm" svg:y2="6.725cm" draw:start-shape="id4" draw:start-glue-point="8" draw:end-shape="id5" draw:end-glue-point="4" svg:d="M6450 6050v675" svg:viewBox="0 0 1 676">
          <text:p/>
        </draw:connector>
        <draw:connector draw:style-name="gr14" draw:text-style-name="P3" draw:layer="layout" svg:x1="6.45cm" svg:y1="8.975cm" svg:x2="6.45cm" svg:y2="9.825cm" draw:start-shape="id5" draw:start-glue-point="6" draw:end-shape="id6" draw:end-glue-point="0" svg:d="M6450 8975v850" svg:viewBox="0 0 1 851">
          <text:p/>
        </draw:connector>
        <draw:connector draw:style-name="gr15" draw:text-style-name="P3" draw:layer="layout" svg:x1="6.45cm" svg:y1="10.725cm" svg:x2="6.45cm" svg:y2="11.575cm" draw:start-shape="id6" draw:start-glue-point="2" draw:end-shape="id7" draw:end-glue-point="4" svg:d="M6450 10725v850" svg:viewBox="0 0 1 851">
          <text:p/>
        </draw:connector>
        <draw:connector draw:style-name="gr16" draw:text-style-name="P3" draw:layer="layout" svg:x1="6.45cm" svg:y1="13.825cm" svg:x2="6.45cm" svg:y2="14.35cm" draw:start-shape="id7" draw:start-glue-point="6" draw:end-shape="id8" draw:end-glue-point="4" svg:d="M6450 13825v525" svg:viewBox="0 0 1 526">
          <text:p/>
        </draw:connector>
        <draw:connector draw:style-name="gr17" draw:text-style-name="P3" draw:layer="layout" svg:x1="6.45cm" svg:y1="17.1cm" svg:x2="6.45cm" svg:y2="17.9cm" draw:start-shape="id8" draw:start-glue-point="6" draw:end-shape="id9" draw:end-glue-point="4" svg:d="M6450 17100v800" svg:viewBox="0 0 1 801">
          <text:p/>
        </draw:connector>
        <draw:connector draw:style-name="gr18" draw:text-style-name="P3" draw:layer="layout" svg:x1="6.45cm" svg:y1="19.4cm" svg:x2="6.45cm" svg:y2="19.9cm" draw:start-shape="id9" draw:start-glue-point="6" draw:end-shape="id10" draw:end-glue-point="0" svg:d="M6450 19400v500" svg:viewBox="0 0 1 501">
          <text:p/>
        </draw:connector>
        <draw:connector draw:style-name="gr19" draw:text-style-name="P3" draw:layer="layout" svg:x1="6.45cm" svg:y1="21.05cm" svg:x2="6.45cm" svg:y2="21.75cm" draw:start-shape="id10" draw:start-glue-point="2" draw:end-shape="id11" draw:end-glue-point="4" svg:d="M6450 21050v700" svg:viewBox="0 0 1 701">
          <text:p/>
        </draw:connector>
        <draw:connector draw:style-name="gr20" draw:text-style-name="P3" draw:layer="layout" svg:x1="6.45cm" svg:y1="23.25cm" svg:x2="6.45cm" svg:y2="24.3cm" draw:start-shape="id11" draw:start-glue-point="6" draw:end-shape="id1" draw:end-glue-point="5" svg:d="M6450 23250v1050" svg:viewBox="0 0 1 1051">
          <text:p/>
        </draw:connector>
        <draw:connector draw:style-name="gr21" draw:text-style-name="P3" draw:layer="layout" svg:x1="9.95cm" svg:y1="15.725cm" svg:x2="10.75cm" svg:y2="15.725cm" draw:start-shape="id8" draw:start-glue-point="7" draw:end-shape="id12" draw:end-glue-point="3" svg:d="M9950 15725h800" svg:viewBox="0 0 801 1">
          <text:p/>
        </draw:connector>
        <draw:connector draw:style-name="gr22" draw:text-style-name="P3" draw:layer="layout" draw:line-skew="0.462cm" svg:x1="12.25cm" svg:y1="16.175cm" svg:x2="6.45cm" svg:y2="17.9cm" draw:start-shape="id12" draw:start-glue-point="2" draw:end-shape="id9" draw:end-glue-point="4" svg:d="M12250 16175v1325h-5800v400" svg:viewBox="0 0 5801 1726">
          <text:p/>
        </draw:connector>
        <draw:connector draw:style-name="gr23" draw:text-style-name="P3" draw:layer="layout" svg:x1="4.2cm" svg:y1="18.65cm" svg:x2="2.825cm" svg:y2="12.7cm" draw:start-shape="id9" draw:start-glue-point="5" draw:end-shape="id7" draw:end-glue-point="5" svg:d="M4200 18650h-1876v-5950h501" svg:viewBox="0 0 1877 5951">
          <text:p/>
        </draw:connector>
        <draw:connector draw:style-name="gr24" draw:text-style-name="P3" draw:layer="layout" draw:line-skew="4.173cm" svg:x1="10.075cm" svg:y1="12.7cm" svg:x2="8.7cm" svg:y2="18.65cm" draw:start-shape="id7" draw:start-glue-point="7" draw:end-shape="id9" draw:end-glue-point="7" svg:d="M10075 12700h4675v5950h-6050" svg:viewBox="0 0 6051 5951">
          <text:p/>
        </draw:connector>
        <draw:connector draw:style-name="gr25" draw:text-style-name="P3" draw:layer="layout" draw:line-skew="-0.824cm" svg:x1="4.2cm" svg:y1="22.5cm" svg:x2="2.825cm" svg:y2="7.85cm" draw:start-shape="id11" draw:start-glue-point="5" draw:end-shape="id5" draw:end-glue-point="5" svg:d="M4200 22500h-2700v-14650h1325" svg:viewBox="0 0 2701 14651">
          <text:p/>
        </draw:connector>
        <draw:connector draw:style-name="gr26" draw:text-style-name="P3" draw:layer="layout" draw:line-skew="4.923cm" svg:x1="10.075cm" svg:y1="7.85cm" svg:x2="8.7cm" svg:y2="22.5cm" draw:start-shape="id5" draw:start-glue-point="7" draw:end-shape="id11" draw:end-glue-point="7" svg:d="M10075 7850h5425v14650h-6800" svg:viewBox="0 0 6801 14651">
          <text:p/>
        </draw:connector>
      </draw:page>
      <draw:page draw:name="page2" draw:style-name="dp1" draw:master-page-name="Default">
        <draw:custom-shape draw:style-name="gr1" draw:text-style-name="P2" xml:id="id15" draw:id="id15" draw:layer="layout" svg:width="4.25cm" svg:height="1.5cm" svg:x="4.537cm" svg:y="1.751cm">
          <text:p text:style-name="P1">BE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8.25cm" svg:height="1.25cm" svg:x="2.537cm" svg:y="3.801cm">
          <text:p text:style-name="P1">P[1...n]:= vstup(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2" xml:id="id24" draw:id="id24" draw:layer="layout" svg:width="6.25cm" svg:height="1.15cm" svg:x="3.537cm" svg:y="16.45cm">
          <text:p text:style-name="P1">prohoď P[i] a P[i+1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5.5cm" svg:height="1.25cm" svg:x="3.912cm" svg:y="24.401cm">
          <text:p text:style-name="P1">výstup(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14" draw:id="id14" draw:layer="layout" svg:width="4.25cm" svg:height="1.5cm" svg:x="4.537cm" svg:y="26.30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6.662cm" svg:y1="25.651cm" svg:x2="6.662cm" svg:y2="26.301cm" draw:start-shape="id13" draw:start-glue-point="8" draw:end-shape="id14" draw:end-glue-point="4" svg:d="M6662 25651v650" svg:viewBox="0 0 1 651">
          <text:p/>
        </draw:connector>
        <draw:frame draw:style-name="gr6" draw:text-style-name="P4" draw:layer="layout" svg:width="7.5cm" svg:height="2cm" svg:x="12.25cm" svg:y="1.751cm">
          <draw:text-box>
            <text:p>Bubblesort (bublinkové třídění)</text:p>
          </draw:text-box>
        </draw:frame>
        <draw:frame draw:style-name="gr28" draw:text-style-name="P5" draw:layer="layout" svg:width="10.7cm" svg:height="6.719cm" svg:x="9.6cm" svg:y="22.301cm">
          <draw:text-box>
            <text:p><text:span text:style-name="T1">Vstup: Pole P [1 . . . n]</text:span></text:p>
            <text:p><text:span text:style-name="T1">1. pokračuj ← 1</text:span></text:p>
            <text:p><text:span text:style-name="T1">2. Dokud je pokračuj = 1:</text:span></text:p>
            <text:p><text:span text:style-name="T1">3. <text:s text:c="4"/>pokračuj ← 0</text:span></text:p>
            <text:p><text:span text:style-name="T1">4. <text:s text:c="4"/>Pro i = 1, . . . , n − 1:</text:span></text:p>
            <text:p><text:span text:style-name="T1">5. <text:s text:c="8"/>Pokud je P [i] &gt; P [i + 1]:</text:span></text:p>
            <text:p><text:span text:style-name="T2">6. <text:s text:c="8"/></text:span><text:span text:style-name="T1"><text:s text:c="4"/>Prohodíme prvky P [i] a P [i + 1].</text:span></text:p>
            <text:p><text:span text:style-name="T2">7. <text:s text:c="8"/></text:span><text:span text:style-name="T1"><text:s text:c="4"/>pokračuj ← 1</text:span></text:p>
            <text:p><text:span text:style-name="T1"/></text:p>
            <text:p><text:span text:style-name="T1">Výstup: Setříděné pole P</text:span></text:p>
          </draw:text-box>
        </draw:frame>
        <draw:custom-shape draw:style-name="gr29" draw:text-style-name="P2" xml:id="id20" draw:id="id20" draw:layer="layout" svg:width="7cm" svg:height="1.274cm" svg:x="3.162cm" svg:y="6.826cm">
          <text:p text:style-name="P1">dokud </text:p>
          <text:p text:style-name="P1">pokračuj == 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0" draw:text-style-name="P2" xml:id="id19" draw:id="id19" draw:layer="layout" svg:width="7.425cm" svg:height="2.25cm" svg:x="2.95cm" svg:y="10.276cm">
          <text:p text:style-name="P1">pro i:=1,…,n-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xml:id="id18" draw:id="id18" draw:layer="layout" svg:width="4.5cm" svg:height="1.5cm" svg:x="4.412cm" svg:y="20.25cm">
          <text:p text:style-name="P1">konec pro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1" draw:text-style-name="P2" xml:id="id23" draw:id="id23" draw:layer="layout" svg:width="7.75cm" svg:height="2.75cm" svg:x="2.787cm" svg:y="13.15cm">
          <text:p text:style-name="P1">P[i] &gt; P[i+1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" xml:id="id17" draw:id="id17" draw:layer="layout" svg:width="4.5cm" svg:height="1.5cm" svg:x="4.412cm" svg:y="22.251cm">
          <text:p text:style-name="P1">konec doku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2" draw:text-style-name="P3" draw:layer="layout" svg:x1="6.662cm" svg:y1="3.251cm" svg:x2="6.662cm" svg:y2="3.801cm" draw:start-shape="id15" draw:start-glue-point="8" draw:end-shape="id16" draw:end-glue-point="5" svg:d="M6662 3251v550" svg:viewBox="0 0 1 551">
          <text:p/>
        </draw:connector>
        <draw:connector draw:style-name="gr20" draw:text-style-name="P3" draw:layer="layout" svg:x1="6.662cm" svg:y1="23.751cm" svg:x2="6.662cm" svg:y2="24.401cm" draw:start-shape="id17" draw:start-glue-point="6" draw:end-shape="id13" draw:end-glue-point="5" svg:d="M6662 23751v650" svg:viewBox="0 0 1 651">
          <text:p/>
        </draw:connector>
        <draw:connector draw:style-name="gr23" draw:text-style-name="P3" draw:layer="layout" svg:x1="4.412cm" svg:y1="21cm" svg:x2="2.95cm" svg:y2="11.401cm" draw:start-shape="id18" draw:start-glue-point="5" draw:end-shape="id19" draw:end-glue-point="5" svg:d="M4412 21000h-1964v-9599h502" svg:viewBox="0 0 1965 9600">
          <text:p/>
        </draw:connector>
        <draw:connector draw:style-name="gr32" draw:text-style-name="P7" draw:layer="layout" draw:line-skew="4.173cm" svg:x1="10.375cm" svg:y1="11.401cm" svg:x2="8.912cm" svg:y2="21cm" draw:start-shape="id19" draw:start-glue-point="7" draw:end-shape="id18" draw:end-glue-point="7" svg:d="M10375 11401h4674v9599h-6137" svg:viewBox="0 0 6138 9600">
          <text:p text:style-name="P6">- <text:s text:c="9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  <draw:connector draw:style-name="gr25" draw:text-style-name="P3" draw:layer="layout" draw:line-skew="-0.824cm" svg:x1="4.412cm" svg:y1="23.001cm" svg:x2="3.162cm" svg:y2="7.463cm" draw:start-shape="id17" draw:start-glue-point="5" draw:end-shape="id20" draw:end-glue-point="5" svg:d="M4412 23001h-2575v-15538h1325" svg:viewBox="0 0 2576 15539">
          <text:p/>
        </draw:connector>
        <draw:connector draw:style-name="gr33" draw:text-style-name="P7" draw:layer="layout" draw:line-skew="4.923cm" svg:x1="10.162cm" svg:y1="7.463cm" svg:x2="8.912cm" svg:y2="23.001cm" draw:start-shape="id20" draw:start-glue-point="7" draw:end-shape="id17" draw:end-glue-point="7" svg:d="M10162 7463h5425v15538h-6675" svg:viewBox="0 0 6676 15539">
          <text:p text:style-name="P6">- <text:s text:c="14"/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  <draw:custom-shape draw:style-name="gr34" draw:text-style-name="P2" xml:id="id21" draw:id="id21" draw:layer="layout" svg:width="5.25cm" svg:height="0.9cm" svg:x="4.037cm" svg:y="5.5cm">
          <text:p text:style-name="P1">pokračuj := 1</text:p>
          <draw:enhanced-geometry svg:viewBox="0 0 21600 21600" draw:type="rectangle" draw:enhanced-path="M 0 0 L 21600 0 21600 21600 0 21600 0 0 Z N"/>
        </draw:custom-shape>
        <draw:custom-shape draw:style-name="gr27" draw:text-style-name="P2" xml:id="id25" draw:id="id25" draw:layer="layout" svg:width="6.25cm" svg:height="1.15cm" svg:x="3.537cm" svg:y="18.15cm">
          <text:p text:style-name="P1">pokračuj := 1</text:p>
          <draw:enhanced-geometry svg:viewBox="0 0 21600 21600" draw:type="rectangle" draw:enhanced-path="M 0 0 L 21600 0 21600 21600 0 21600 0 0 Z N"/>
        </draw:custom-shape>
        <draw:custom-shape draw:style-name="gr27" draw:text-style-name="P2" xml:id="id22" draw:id="id22" draw:layer="layout" svg:width="6.25cm" svg:height="1.15cm" svg:x="3.537cm" svg:y="8.6cm">
          <text:p text:style-name="P1">pokračuj := 0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6.662cm" svg:y1="5.051cm" svg:x2="6.662cm" svg:y2="5.5cm" draw:start-shape="id16" draw:start-glue-point="8" draw:end-shape="id21" draw:end-glue-point="0" svg:d="M6662 5051v449" svg:viewBox="0 0 1 450">
          <text:p/>
        </draw:connector>
        <draw:connector draw:style-name="gr36" draw:text-style-name="P3" draw:layer="layout" svg:x1="6.662cm" svg:y1="6.4cm" svg:x2="6.662cm" svg:y2="6.826cm" draw:start-shape="id21" draw:start-glue-point="2" draw:end-shape="id20" draw:end-glue-point="4" svg:d="M6662 6400v426" svg:viewBox="0 0 1 427">
          <text:p/>
        </draw:connector>
        <draw:connector draw:style-name="gr37" draw:text-style-name="P7" draw:layer="layout" svg:x1="6.662cm" svg:y1="8.1cm" svg:x2="6.662cm" svg:y2="8.6cm" draw:start-shape="id20" draw:start-glue-point="6" draw:end-shape="id22" draw:end-glue-point="0" svg:d="M6662 8100v500" svg:viewBox="0 0 1 501">
          <text:p text:style-name="P6">+ <text:s text:c="4"/></text:p>
        </draw:connector>
        <draw:connector draw:style-name="gr38" draw:text-style-name="P3" draw:layer="layout" svg:x1="6.662cm" svg:y1="9.75cm" svg:x2="6.663cm" svg:y2="10.276cm" draw:start-shape="id22" draw:start-glue-point="2" draw:end-shape="id19" draw:end-glue-point="4" svg:d="M6662 9750v263h1v263" svg:viewBox="0 0 2 527">
          <text:p/>
        </draw:connector>
        <draw:connector draw:style-name="gr39" draw:text-style-name="P7" draw:layer="layout" svg:x1="6.663cm" svg:y1="12.526cm" svg:x2="6.662cm" svg:y2="13.15cm" draw:start-shape="id19" draw:start-glue-point="6" draw:end-shape="id23" draw:end-glue-point="4" svg:d="M6663 12526v313h-1v311" svg:viewBox="0 0 2 625">
          <text:p text:style-name="P6">+ <text:s text:c="3"/></text:p>
        </draw:connector>
        <draw:connector draw:style-name="gr40" draw:text-style-name="P7" draw:layer="layout" svg:x1="6.662cm" svg:y1="15.9cm" svg:x2="6.662cm" svg:y2="16.45cm" draw:start-shape="id23" draw:start-glue-point="6" draw:end-shape="id24" draw:end-glue-point="0" svg:d="M6662 15900v550" svg:viewBox="0 0 1 551">
          <text:p text:style-name="P6">+ <text:s text:c="4"/></text:p>
        </draw:connector>
        <draw:connector draw:style-name="gr41" draw:text-style-name="P3" draw:layer="layout" svg:x1="6.662cm" svg:y1="17.6cm" svg:x2="6.662cm" svg:y2="18.15cm" draw:start-shape="id24" draw:start-glue-point="2" draw:end-shape="id25" draw:end-glue-point="0" svg:d="M6662 17600v550" svg:viewBox="0 0 1 551">
          <text:p/>
        </draw:connector>
        <draw:connector draw:style-name="gr42" draw:text-style-name="P3" draw:layer="layout" svg:x1="6.662cm" svg:y1="19.3cm" svg:x2="6.662cm" svg:y2="20.25cm" draw:start-shape="id25" draw:start-glue-point="2" draw:end-shape="id18" draw:end-glue-point="4" svg:d="M6662 19300v950" svg:viewBox="0 0 1 951">
          <text:p/>
        </draw:connector>
        <draw:connector draw:style-name="gr43" draw:text-style-name="P3" draw:layer="layout" svg:x1="6.662cm" svg:y1="21.75cm" svg:x2="6.662cm" svg:y2="22.251cm" draw:start-shape="id18" draw:start-glue-point="6" draw:end-shape="id17" draw:end-glue-point="4" svg:d="M6662 21750v501" svg:viewBox="0 0 1 502">
          <text:p/>
        </draw:connector>
        <draw:connector draw:style-name="gr44" draw:text-style-name="P7" draw:layer="layout" draw:line-skew="0cm 1.624cm" svg:x1="10.537cm" svg:y1="14.525cm" svg:x2="6.662cm" svg:y2="20.25cm" draw:start-shape="id23" draw:start-glue-point="7" draw:end-shape="id18" draw:end-glue-point="4" svg:d="M10537 14525h502v5175h-4377v550" svg:viewBox="0 0 4378 5726">
          <text:p text:style-name="P6"><text:s text:c="20"/>-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9.5cm" svg:height="0.7cm" svg:x="10.5cm" svg:y="28.2cm">
        <draw:text-box>
          <text:p text:style-name="MP1"><text:span text:style-name="MT1">Licence: CC BY-SA 4.0, Author: Lukáš Doktor</text:span></text:p>
        </draw:text-box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káš Doktor</meta:initial-creator>
    <meta:creation-date>2022-10-17T09:25:54.704252868</meta:creation-date>
    <dc:date>2022-11-04T18:16:50.009225506</dc:date>
    <dc:creator>Lukáš Doktor</dc:creator>
    <meta:editing-duration>PT42M29S</meta:editing-duration>
    <meta:editing-cycles>9</meta:editing-cycles>
    <meta:generator>LibreOffice/7.3.6.2$Linux_X86_64 LibreOffice_project/30$Build-2</meta:generator>
    <meta:document-statistic meta:object-count="63"/>
  </office:meta>
</office:document-meta>
</file>